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jectHelper2.setMainHandler( A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Helper2.parse( Project project , Object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ProjectHelper2.getElem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Handler.characters( char [ ] buf , int start , int count , AntXML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tHandler.onEndElement( String uri , String tag , AntXML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lementHandler.onStartElement( String uri , String tag , String qname , Attributes attrs , AntXMLContext contex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6">
            <text:p text:style-name="Table_20_Contents">16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ProjectHelper2.getTarge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Handler.checkNamespace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ootHandler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Helper2.setTargetHandler( A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Handler.RootHandler( AntXMLContext context , AntHandler roo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tHandler.onStartChild( String uri , String tag , String qname , Attributes attrs , AntXML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rgetHandler.onStartElement( String uri , String tag , String qname , Attributes attrs , AntXMLContext context )</text:p>
          </table:table-cell>
          <table:table-cell office:value-type="float" office:value="34">
            <text:p text:style-name="Table_20_Contents">34</text:p>
          </table:table-cell>
          <table:table-cell office:value-type="float" office:value="31">
            <text:p text:style-name="Table_20_Contents">31</text:p>
          </table:table-cell>
          <table:table-cell office:value-type="float" office:value="121">
            <text:p text:style-name="Table_20_Contents">121</text:p>
          </table:table-cell>
        </table:table-row>
        <table:table-row>
          <table:table-cell office:value-type="string">
            <text:p text:style-name="Table_20_Contents">ProjectHelper2.setElementHandler( A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Helper2.getMain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Handler.getCurrentA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Handler.onEndElement( String uri , String tag , AntXML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Handler.onEndElement( String uri , String tag , AntXML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Handler.onStartChild( String uri , String name , String qname , Attributes attrs , AntXML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tHandler.onStartElement( String uri , String tag , String qname , Attributes attrs , AntXML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ootHandler.characters( char [ ] buf , int start ,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Handler.startElement( String uri , String tag , String qname , 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ootHandl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Helper2.parseAntlibDescriptor( Project containingProject , URL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Handler.onStartElement( String uri , String tag , String qname , Attributes attrs , AntXMLContext context )</text:p>
          </table:table-cell>
          <table:table-cell office:value-type="float" office:value="31">
            <text:p text:style-name="Table_20_Contents">31</text:p>
          </table:table-cell>
          <table:table-cell office:value-type="float" office:value="30">
            <text:p text:style-name="Table_20_Contents">30</text:p>
          </table:table-cell>
          <table:table-cell office:value-type="float" office:value="84">
            <text:p text:style-name="Table_20_Contents">84</text:p>
          </table:table-cell>
        </table:table-row>
        <table:table-row>
          <table:table-cell office:value-type="string">
            <text:p text:style-name="Table_20_Contents">RootHandl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Helper2.parseUnknownElement( Project project , URL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ntHandler.characters( char [ ] buf , int start , int count , AntXML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jectHelper2.setProjectHandler( A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Handler.resolveEntity( String publicId , String system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ElementHandler.onStartChild( String uri , String tag , String qname , Attributes attrs , AntXML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Handler.onEndChild( String uri , String tag , String qname , AntXML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jectHelper2.getProjec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Helper2.parse( Project project , Object source , RootHandler handler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">
            <text:p text:style-name="Table_20_Contents">5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TargetHandler.getTargetPrefix( AntXML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lementHandler.Elem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argetHandler.onStartChild( String uri , String name , String qname , Attributes attrs , AntXML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nHandler.onStartChild( String uri , String name , String qname , Attributes attrs , AntXML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jectHelper2.canParseAntlibDescriptor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Handler.endElement( String uri , String name ,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